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804EC98A148C9B191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draw:fill="bitmap" draw:fill-image-name="Bitmap_20_1" draw:opacity="38%" style:repeat="stretch" draw:fill-image-ref-point-x="0%" draw:fill-image-ref-point-y="0%" draw:fill-image-ref-point="center"/>
    </style:style>
    <style:style style:name="gr1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2cm" fo:min-width="10.5cm"/>
      <style:paragraph-properties style:writing-mode="lr-tb"/>
    </style:style>
    <style:style style:name="gr2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3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4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4.284cm" fo:min-width="11.544cm"/>
      <style:paragraph-properties style:writing-mode="lr-tb"/>
    </style:style>
    <style:style style:name="gr5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086cm" fo:min-width="12.9cm"/>
      <style:paragraph-properties style:writing-mode="lr-tb"/>
    </style:style>
    <style:style style:name="gr6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gr7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8.95cm" fo:min-width="12.543cm"/>
      <style:paragraph-properties style:writing-mode="lr-tb"/>
    </style:style>
    <style:style style:name="gr8" style:family="graphic" style:parent-style-name="objectwithoutfill">
      <style:graphic-properties draw:stroke="solid" draw:stroke-dash="Dot_20__28_Rounded_29_" svg:stroke-width="0.106cm" svg:stroke-color="#ff0000" draw:marker-start-width="0.359cm" draw:marker-end="Arrowheads_20_4" draw:marker-end-width="0.459cm" svg:stroke-linecap="round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color="#ff0000" draw:fill="gradient" draw:fill-color="#ffffff" draw:fill-gradient-name="Gradient_20_10" fo:min-height="1.065cm"/>
      <style:paragraph-properties style:writing-mode="lr-tb"/>
    </style:style>
    <style:style style:name="P1" style:family="paragraph">
      <style:paragraph-properties fo:margin-left="0cm" fo:margin-right="0cm" fo:margin-top="0cm" fo:margin-bottom="0.3cm" fo:line-height="100%" fo:text-align="center" fo:text-indent="0cm">
        <style:tab-stops/>
      </style:paragraph-properties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size="15pt" style:font-size-asian="15pt" style:font-size-complex="15pt"/>
    </style:style>
    <style:style style:name="P3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>
        <style:tab-stops/>
      </style:paragraph-properties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7" style:family="paragraph">
      <style:paragraph-properties fo:margin-left="0cm" fo:margin-right="0cm" fo:margin-top="0cm" fo:margin-bottom="0.3cm" fo:line-height="100%" fo:text-align="center" fo:text-indent="0cm"/>
      <style:text-properties fo:font-size="15pt" style:font-size-asian="15pt" style:font-size-complex="15pt"/>
    </style:style>
    <style:style style:name="P8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/>
      <style:text-properties fo:font-size="15pt" style:font-size-asian="15pt" style:font-size-complex="1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Liberation Sans" fo:font-size="35pt" style:text-underline-style="none" fo:font-weight="bold" style:font-size-asian="35pt" style:font-weight-asian="bold" style:font-size-complex="35pt" style:font-weight-complex="bold"/>
    </style:style>
    <style:style style:name="P11" style:family="paragraph">
      <loext:graphic-properties draw:fill="gradient" draw:fill-color="#ffffff" draw:fill-gradient-name="Gradient_20_10"/>
      <style:paragraph-properties fo:text-align="center"/>
      <style:text-properties style:font-name="Liberation Sans" fo:font-size="35pt" style:text-underline-style="none" fo:font-weight="bold" style:font-size-asian="35pt" style:font-weight-asian="bold" style:font-size-complex="35pt" style:font-weight-complex="bold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fo:font-size="15pt" fo:font-style="normal" fo:background-color="#ffbf00" style:font-size-asian="15pt" style:font-style-asian="normal" style:font-size-complex="15pt" style:font-style-complex="normal"/>
    </style:style>
    <style:style style:name="T7" style:family="text">
      <style:text-properties fo:color="#000000" loext:opacity="100%" fo:font-size="15pt" fo:font-style="normal" fo:background-color="transparent" style:font-size-asian="15pt" style:font-style-asian="normal" style:font-size-complex="15pt" style:font-style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fo:font-style="italic" style:font-size-asian="15pt" style:font-style-asian="italic" style:font-size-complex="15pt" style:font-style-complex="italic"/>
    </style:style>
    <style:style style:name="T10" style:family="text">
      <style:text-properties style:font-name="Liberation Sans" fo:font-size="35pt" style:text-underline-style="none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cm" svg:height="3.392cm" svg:x="1cm" svg:y="4.9cm">
          <text:p text:style-name="P1"><text:span text:style-name="T1">Band</text:span></text:p>
          <text:p text:style-name="P2"><text:span text:style-name="T2">id: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2"><text:span text:style-name="T4">name: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2"><text:span text:style-name="T4">country:</text:span><text:span text:style-name="T4"><text:tab/></text:span><text:span text:style-name="T4"><text:tab/></text:span><text:span text:style-name="T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cm" svg:height="2.6cm" svg:x="13.692cm" svg:y="4.9cm">
          <text:p text:style-name="P4"><text:span text:style-name="T1">Label</text:span></text:p>
          <text:p text:style-name="P5"><text:span text:style-name="T2">id: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: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1cm" svg:height="2.6cm" svg:x="26.383cm" svg:y="4.9cm">
          <text:p text:style-name="P7"><text:span text:style-name="T1">Genre</text:span></text:p>
          <text:p text:style-name="P2"><text:span text:style-name="T2">id: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2"><text:span text:style-name="T4">name: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2.044cm" svg:height="4.534cm" svg:x="15.411cm" svg:y="12.128cm">
          <text:p text:style-name="P4"><text:span text:style-name="T1">Ord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otal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4">placed_on</text:span><text:span text:style-name="T4"><text:tab/></text:span><text:span text:style-name="T4"><text:tab/></text:span><text:span text:style-name="T4"><text:tab/></text:span><text:span text:style-name="T4">time</text:span></text:p>
          <text:p text:style-name="P5"><text:span text:style-name="T4">fulfilled_on</text:span><text:span text:style-name="T4"><text:tab/></text:span><text:span text:style-name="T4"><text:tab/></text:span><text:span text:style-name="T4">time</text:span></text:p>
          <text:p text:style-name="P5"><text:span text:style-name="T5">us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7"> <text:s/>FK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4cm" svg:height="7.336cm" svg:x="27.6cm" svg:y="19.315cm">
          <text:p text:style-name="P4"><text:span text:style-name="T1">Us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f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l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5">email</text:span><text:span text:style-name="T5"><text:tab/>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4">NOT NULL</text:span></text:p>
          <text:p text:style-name="P5"><text:span text:style-name="T5">password_hash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4">NOT NULL</text:span></text:p>
          <text:p text:style-name="P5"><text:span text:style-name="T4">house_number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street_name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city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/text:p>
          <text:p text:style-name="P5"><text:span text:style-name="T4">count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is_admin</text:span><text:span text:style-name="T4"><text:tab/>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043cm" svg:height="3.39cm" svg:x="8.856cm" svg:y="25.31cm">
          <text:p text:style-name="P4"><text:span text:style-name="T1">Album_Ord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8">album_id</text:span><text:span text:style-name="T8"><text:tab/></text:span><text:span text:style-name="T8"><text:tab/></text:span><text:span text:style-name="T8"><text:tab/></text:span><text:span text:style-name="T8">integer</text:span><text:span text:style-name="T8"><text:tab/></text:span><text:span text:style-name="T8"><text:tab/></text:span><text:span text:style-name="T6">⬉</text:span><text:span text:style-name="T7"> <text:s/></text:span><text:span text:style-name="T9">FK</text:span></text:p>
          <text:p text:style-name="P5"><text:span text:style-name="T8">order_id</text:span><text:span text:style-name="T8"><text:tab/></text:span><text:span text:style-name="T8"><text:tab/></text:span><text:span text:style-name="T8"><text:tab/></text:span><text:span text:style-name="T8">integer</text:span><text:span text:style-name="T8"><text:tab/></text:span><text:span text:style-name="T8"><text:tab/></text:span><text:span text:style-name="T6">⬉</text:span><text:span text:style-name="T7"> <text:s/></text:span><text:span text:style-name="T9">FK</text:span></text:p>
          <text:p text:style-name="P5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3.043cm" svg:height="9.2cm" svg:x="1cm" svg:y="12.128cm">
          <text:p text:style-name="P4"><text:span text:style-name="T1">Album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itle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</text:span><text:span text:style-name="T4">NULL</text:span></text:p>
          <text:p text:style-name="P5"><text:span text:style-name="T4">cove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</text:span><text:span text:style-name="T4">NULL</text:span></text:p>
          <text:p text:style-name="P5"><text:span text:style-name="T4">summa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/text:p>
          <text:p text:style-name="P5"><text:span text:style-name="T4">duration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format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release_year</text:span><text:span text:style-name="T4"><text:tab/></text:span><text:span text:style-name="T4"><text:tab/></text:span><text:span text:style-name="T4">smallint</text:span><text:span text:style-name="T4"><text:tab/></text:span><text:span text:style-name="T4"><text:tab/></text:span><text:span text:style-name="T4">NOT </text:span><text:span text:style-name="T4">null</text:span></text:p>
          <text:p text:style-name="P5"><text:span text:style-name="T4">colou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DEFAULT black</text:span></text:p>
          <text:p text:style-name="P5"><text:span text:style-name="T4">quantity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text:span text:style-name="T4"><text:tab/></text:span><text:span text:style-name="T4">DEFAULT 0</text:span></text:p>
          <text:p text:style-name="P5"><text:span text:style-name="T4">price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</text:span><text:span text:style-name="T4">NULL</text:span></text:p>
          <text:p text:style-name="P5"><text:span text:style-name="T9">genre_id</text:span><text:span text:style-name="T9"><text:tab/></text:span><text:span text:style-name="T9"><text:tab/></text:span><text:span text:style-name="T9"><text:tab/></text:span><text:span text:style-name="T9">integer</text:span><text:span text:style-name="T9"><text:tab/></text:span><text:span text:style-name="T9"><text:tab/></text:span><text:span text:style-name="T6">⬉</text:span><text:span text:style-name="T7"> <text:s/></text:span><text:span text:style-name="T9">FK</text:span></text:p>
          <text:p text:style-name="P5"><text:span text:style-name="T8">band_id</text:span><text:span text:style-name="T8"><text:tab/></text:span><text:span text:style-name="T8"><text:tab/></text:span><text:span text:style-name="T8"><text:tab/></text:span><text:span text:style-name="T8">integer</text:span><text:span text:style-name="T8"><text:tab/></text:span><text:span text:style-name="T8"><text:tab/></text:span><text:span text:style-name="T6">⬉</text:span><text:span text:style-name="T7"> <text:s/></text:span><text:span text:style-name="T9">FK</text:span></text:p>
          <text:p text:style-name="P5"><text:span text:style-name="T8">label_id</text:span><text:span text:style-name="T8"><text:tab/></text:span><text:span text:style-name="T8"><text:tab/></text:span><text:span text:style-name="T8"><text:tab/></text:span><text:span text:style-name="T8">integer</text:span><text:span text:style-name="T8"><text:tab/></text:span><text:span text:style-name="T8"><text:tab/></text:span><text:span text:style-name="T6">⬉</text:span><text:span text:style-name="T7"> 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6.272cm" svg:y1="8.293cm" svg:x2="6.272cm" svg:y2="12.149cm">
          <text:p/>
        </draw:line>
        <draw:frame draw:style-name="gr9" draw:text-style-name="P11" draw:layer="layout" svg:width="19.607cm" svg:height="1.631cm" svg:x="10.3cm" svg:y="1.9cm">
          <draw:text-box>
            <text:p text:style-name="P10"><text:span text:style-name="T10">Vi</text:span><text:span text:style-name="T10">ny</text:span><text:span text:style-name="T10">l </text:span><text:span text:style-name="T10">Sh</text:span><text:span text:style-name="T10">op </text:span><text:span text:style-name="T10">E</text:span><text:span text:style-name="T10">R</text:span><text:span text:style-name="T10">D</text:span></text:p>
          </draw:text-box>
        </draw:frame>
        <draw:line draw:style-name="gr8" draw:text-style-name="P9" draw:layer="layout" svg:x1="6.262cm" svg:y1="10.277cm" svg:x2="5.398cm" svg:y2="12.129cm">
          <text:p/>
        </draw:line>
        <draw:line draw:style-name="gr8" draw:text-style-name="P9" draw:layer="layout" svg:x1="6.28cm" svg:y1="10.279cm" svg:x2="7.144cm" svg:y2="12.132cm">
          <text:p/>
        </draw:line>
        <draw:line draw:style-name="gr8" draw:text-style-name="P9" draw:layer="layout" svg:x1="14.054cm" svg:y1="12.121cm" svg:x2="28.47cm" svg:y2="7.59cm">
          <text:p/>
        </draw:line>
        <draw:line draw:style-name="gr8" draw:text-style-name="P9" draw:layer="layout" svg:x1="26.432cm" svg:y1="8.205cm" svg:x2="26.432cm" svg:y2="7.484cm">
          <text:p/>
        </draw:line>
        <draw:line draw:style-name="gr8" draw:text-style-name="P9" draw:layer="layout" svg:x1="26.442cm" svg:y1="8.239cm" svg:x2="31.875cm" svg:y2="7.644cm">
          <text:p/>
        </draw:line>
        <draw:line draw:style-name="gr8" draw:text-style-name="P9" draw:layer="layout" svg:x1="13.726cm" svg:y1="7.507cm" svg:x2="11.014cm" svg:y2="12.125cm">
          <text:p/>
        </draw:line>
        <draw:line draw:style-name="gr8" draw:text-style-name="P9" draw:layer="layout" svg:x1="12.229cm" svg:y1="10.054cm" svg:x2="9.584cm" svg:y2="12.117cm">
          <text:p/>
        </draw:line>
        <draw:line draw:style-name="gr8" draw:text-style-name="P9" draw:layer="layout" svg:x1="12.259cm" svg:y1="10.021cm" svg:x2="12.259cm" svg:y2="12.144cm">
          <text:p/>
        </draw:line>
        <draw:line draw:style-name="gr8" draw:text-style-name="P9" draw:layer="layout" svg:x1="18.149cm" svg:y1="16.752cm" svg:x2="18.148cm" svg:y2="25.304cm">
          <text:p/>
        </draw:line>
        <draw:line draw:style-name="gr8" draw:text-style-name="P9" draw:layer="layout" svg:x1="18.144cm" svg:y1="23.268cm" svg:x2="17.189cm" svg:y2="25.316cm">
          <text:p/>
        </draw:line>
        <draw:line draw:style-name="gr8" draw:text-style-name="P9" draw:layer="layout" svg:x1="18.145cm" svg:y1="23.268cm" svg:x2="19.1cm" svg:y2="25.316cm">
          <text:p/>
        </draw:line>
        <draw:line draw:style-name="gr8" draw:text-style-name="P9" draw:layer="layout" svg:x1="10.936cm" svg:y1="21.376cm" svg:x2="10.936cm" svg:y2="25.32cm">
          <text:p/>
        </draw:line>
        <draw:line draw:style-name="gr8" draw:text-style-name="P9" draw:layer="layout" svg:x1="10.907cm" svg:y1="23.283cm" svg:x2="9.952cm" svg:y2="25.331cm">
          <text:p/>
        </draw:line>
        <draw:line draw:style-name="gr8" draw:text-style-name="P9" draw:layer="layout" svg:x1="10.947cm" svg:y1="23.269cm" svg:x2="11.902cm" svg:y2="25.317cm">
          <text:p/>
        </draw:line>
        <draw:line draw:style-name="gr8" draw:text-style-name="P9" draw:layer="layout" svg:x1="27.567cm" svg:y1="19.288cm" svg:x2="23.828cm" svg:y2="16.656cm">
          <text:p/>
        </draw:line>
        <draw:line draw:style-name="gr8" draw:text-style-name="P9" draw:layer="layout" svg:x1="25.069cm" svg:y1="17.573cm" svg:x2="22.537cm" svg:y2="16.724cm">
          <text:p/>
        </draw:line>
        <draw:line draw:style-name="gr8" draw:text-style-name="P9" draw:layer="layout" svg:x1="25.068cm" svg:y1="17.458cm" svg:x2="25.089cm" svg:y2="16.6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6f9d4" draw:end-color="#99999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804EC98A148C9B191C.jp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6T22:53:33.409969157</meta:creation-date>
    <dc:date>2023-11-27T21:57:10.423477155</dc:date>
    <meta:editing-duration>PT13M45S</meta:editing-duration>
    <meta:editing-cycles>3</meta:editing-cycles>
    <meta:generator>LibreOffice/7.3.7.2$Linux_X86_64 LibreOffice_project/30$Build-2</meta:generator>
    <meta:document-statistic meta:object-count="26"/>
  </office:meta>
</office:document-meta>
</file>